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99ff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b3e471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Triangle_20_unfilled" draw:marker-end-width="0.6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gr11" style:family="graphic">
      <style:graphic-properties draw:fill-color="#0099ff" draw:opacity="30%" draw:textarea-horizontal-align="justify" draw:textarea-vertical-align="middle" draw:auto-grow-height="false" draw:shadow-opacity="30%"/>
    </style:style>
    <style:style style:name="gr12" style:family="graphic">
      <style:graphic-properties draw:fill-color="#ffff99" draw:textarea-horizontal-align="justify" draw:textarea-vertical-align="middle" draw:auto-grow-height="false"/>
    </style:style>
    <style:style style:name="gr13" style:family="graphic">
      <style:graphic-properties draw:fill-color="#ffffcc" draw:textarea-horizontal-align="justify" draw:textarea-vertical-align="middle" draw:auto-grow-height="false"/>
    </style:style>
    <style:style style:name="gr14" style:family="graphic">
      <style:graphic-properties draw:fill-color="#ff00ff" draw:textarea-horizontal-align="justify" draw:textarea-vertical-align="middle" draw:auto-grow-height="false"/>
    </style:style>
    <style:style style:name="gr15" style:family="graphic">
      <style:graphic-properties draw:fill-color="#94bd5e" draw:textarea-horizontal-align="justify" draw:textarea-vertical-align="middle" draw:auto-grow-height="false"/>
    </style:style>
    <style:style style:name="gr16" style:family="graphic">
      <style:graphic-properties draw:fill="solid" draw:fill-color="#b3e471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2_20_Dots_20_3_20_Dashes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4cm" svg:height="19cm" svg:x="15.3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cm" svg:height="19cm" svg:x="0.6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2cm" svg:height="3.2cm" svg:x="3.2cm" svg:y="1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8cm" svg:height="1.6cm" svg:x="5.2cm" svg:y="14.5cm">
          <text:p text:style-name="P2"><text:span text:style-name="T1">methodA</text:span></text:p>
          <text:p text:style-name="P2"><text:span text:style-name="T1">method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2cm" svg:height="5.2cm" svg:x="18.4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3.2cm" svg:height="1.6cm" svg:x="20cm" svg:y="9.9cm">
          <text:p text:style-name="P2"><text:span text:style-name="T1">methodA</text:span></text:p>
          <text:p text:style-name="P2"><text:span text:style-name="T1">meth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3.2cm" svg:height="1.6cm" svg:x="20cm" svg:y="12cm">
          <text:p text:style-name="P2"><text:span text:style-name="T1">boardMethodA</text:span></text:p>
          <text:p text:style-name="P2"><text:span text:style-name="T1">boardMeth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.995cm" svg:height="0.962cm" svg:x="1.4cm" svg:y="1.1cm">
          <draw:text-box>
            <text:p>TIF View</text:p>
          </draw:text-box>
        </draw:frame>
        <draw:frame draw:style-name="gr4" draw:layer="layout" svg:width="7.648cm" svg:height="0.962cm" svg:x="2.9cm" svg:y="2.6cm">
          <draw:text-box>
            <text:p>Virtual Interface: Class IX</text:p>
          </draw:text-box>
        </draw:frame>
        <draw:frame draw:style-name="gr4" draw:layer="layout" svg:width="6.158cm" svg:height="0.962cm" svg:x="15.605cm" svg:y="1cm">
          <draw:text-box>
            <text:p>Board-Specific View</text:p>
          </draw:text-box>
        </draw:frame>
        <draw:frame draw:style-name="gr4" draw:layer="layout" svg:width="9.591cm" svg:height="0.962cm" svg:x="16cm" svg:y="8.4cm">
          <draw:text-box>
            <text:p>Board-specific instance: Class X</text:p>
          </draw:text-box>
        </draw:frame>
        <draw:custom-shape draw:style-name="gr5" draw:text-style-name="P1" xml:id="id2" draw:id="id2" draw:layer="layout" svg:width="4.2cm" svg:height="3.2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1.6cm" svg:x="5.2cm" svg:y="4.1cm">
          <text:p text:style-name="P2"><text:span text:style-name="T1">methodA</text:span></text:p>
          <text:p text:style-name="P2"><text:span text:style-name="T1">methodB</text:span></text:p>
          <draw:enhanced-geometry svg:viewBox="0 0 21600 21600" draw:type="rectangle" draw:enhanced-path="M 0 0 L 21600 0 21600 21600 0 21600 0 0 Z N"/>
        </draw:custom-shape>
        <draw:frame draw:style-name="gr4" draw:layer="layout" svg:width="5.857cm" svg:height="0.962cm" svg:x="3.009cm" svg:y="12.8cm">
          <draw:text-box>
            <text:p>Singleton: Class IX</text:p>
          </draw:text-box>
        </draw:frame>
        <draw:connector draw:style-name="gr7" draw:text-style-name="P1" draw:layer="layout" draw:type="lines" svg:x1="5.3cm" svg:y1="13.9cm" svg:x2="5.3cm" svg:y2="6.7cm" draw:start-shape="id1" draw:start-glue-point="0" draw:end-shape="id2" draw:end-glue-point="2" svg:d="m5300 13900v-501-6198-501" svg:viewBox="0 0 1 7201">
          <text:p/>
        </draw:connector>
        <draw:connector draw:style-name="gr8" draw:text-style-name="P1" draw:layer="layout" svg:x1="20.5cm" svg:y1="9.3cm" svg:x2="20.5cm" svg:y2="6.7cm" draw:start-shape="id3" draw:start-glue-point="0" draw:end-shape="id4" svg:d="m20500 9300v-2600" svg:viewBox="0 0 1 2601">
          <text:p/>
        </draw:connector>
        <draw:frame draw:style-name="gr4" draw:layer="layout" svg:width="7.648cm" svg:height="0.962cm" svg:x="18.1cm" svg:y="2.6cm">
          <draw:text-box>
            <text:p>Virtual Interface: Class IX</text:p>
          </draw:text-box>
        </draw:frame>
        <draw:custom-shape draw:style-name="gr5" draw:text-style-name="P1" xml:id="id4" draw:id="id4" draw:layer="layout" svg:width="4.2cm" svg:height="3.2cm" svg:x="18.4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1.6cm" svg:x="20.4cm" svg:y="4.1cm">
          <text:p text:style-name="P2"><text:span text:style-name="T1">methodA</text:span></text:p>
          <text:p text:style-name="P2"><text:span text:style-name="T1">methodB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s" svg:x1="8cm" svg:y1="15.3cm" svg:x2="20cm" svg:y2="10.7cm" draw:start-shape="id5" draw:start-glue-point="1" draw:end-shape="id6" svg:d="m8000 15300h501l10998-4600h501" svg:viewBox="0 0 12001 4601">
          <text:p/>
        </draw:connector>
        <draw:connector draw:style-name="gr9" draw:text-style-name="P1" draw:layer="layout" draw:type="lines" svg:x1="7.156cm" svg:y1="18.481cm" svg:x2="20cm" svg:y2="12.8cm" draw:start-shape="id7" draw:end-shape="id8" draw:end-glue-point="3" svg:d="m7156 18481h500l11843-5681h501" svg:viewBox="0 0 12845 5682">
          <text:p/>
        </draw:connector>
        <draw:frame draw:style-name="gr4" xml:id="id7" draw:id="id7" draw:layer="layout" svg:width="1.556cm" svg:height="0.962cm" svg:x="5.6cm" svg:y="18cm">
          <draw:text-box>
            <text:p>???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1" draw:layer="Layout" svg:width="11.4cm" svg:height="19cm" svg:x="15.3cm" svg:y="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1.4cm" svg:height="19cm" svg:x="0.6cm" svg:y="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4.2cm" svg:height="3.2cm" svg:x="3.2cm" svg:y="13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8cm" svg:height="1.6cm" svg:x="5.2cm" svg:y="14.5cm">
          <text:p text:style-name="P2"><text:span text:style-name="T1">methodA</text:span></text:p>
          <text:p text:style-name="P2"><text:span text:style-name="T1">methodB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4.2cm" svg:height="5.2cm" svg:x="18.4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2cm" svg:height="1.6cm" svg:x="20cm" svg:y="9.9cm">
          <text:p text:style-name="P2"><text:span text:style-name="T1">methodA</text:span></text:p>
          <text:p text:style-name="P2"><text:span text:style-name="T1">meth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0" draw:id="id10" draw:layer="Layout" svg:width="3.2cm" svg:height="1.6cm" svg:x="20cm" svg:y="12cm">
          <text:p text:style-name="P2"><text:span text:style-name="T1">boardMethodA</text:span></text:p>
          <text:p text:style-name="P2"><text:span text:style-name="T1">boardMeth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6" draw:id="id16" draw:layer="Layout" svg:width="4.2cm" svg:height="2.2cm" svg:x="3.2cm" svg:y="1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cm" svg:height="1.2cm" svg:x="4.2cm" svg:y="17.5cm">
          <text:p text:style-name="P2"><text:span text:style-name="T1">executeComm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2cm" svg:height="2.4cm" svg:x="18.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9" draw:id="id9" draw:layer="Layout" svg:width="3.2cm" svg:height="1.6cm" svg:x="20cm" svg:y="14.9cm">
          <text:p text:style-name="P2"><text:span text:style-name="T1">tifMethodA</text:span></text:p>
          <text:p text:style-name="P2"><text:span text:style-name="T1">tifMeth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draw:line-skew="0.849cm" svg:x1="23.2cm" svg:y1="15.7cm" svg:x2="23.2cm" svg:y2="12.8cm" draw:start-shape="id9" draw:start-glue-point="1" draw:end-shape="id10" svg:d="m23200 15700c2025 0 2025-2900 0-2900" svg:viewBox="0 0 1520 2901">
          <text:p/>
        </draw:connector>
        <draw:custom-shape draw:style-name="gr14" draw:text-style-name="P1" xml:id="id18" draw:id="id18" draw:layer="Layout" svg:width="4.2cm" svg:height="2.2cm" svg:x="18.4cm" svg:y="16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15" draw:id="id15" draw:layer="Layout" svg:width="3.8cm" svg:height="1.2cm" svg:x="19.4cm" svg:y="17.5cm">
          <text:p text:style-name="P2"><text:span text:style-name="T1">executeCommand</text:span></text:p>
          <draw:enhanced-geometry svg:viewBox="0 0 21600 21600" draw:type="rectangle" draw:enhanced-path="M 0 0 L 21600 0 21600 21600 0 21600 0 0 Z N"/>
        </draw:custom-shape>
        <draw:frame draw:style-name="gr4" draw:layer="layout" svg:width="2.995cm" svg:height="0.962cm" svg:x="1.4cm" svg:y="1.1cm">
          <draw:text-box>
            <text:p>TIF View</text:p>
          </draw:text-box>
        </draw:frame>
        <draw:frame draw:style-name="gr4" draw:layer="layout" svg:width="7.648cm" svg:height="0.962cm" svg:x="2.9cm" svg:y="2.6cm">
          <draw:text-box>
            <text:p>Virtual Interface: Class IX</text:p>
          </draw:text-box>
        </draw:frame>
        <draw:frame draw:style-name="gr4" draw:layer="layout" svg:width="6.158cm" svg:height="0.962cm" svg:x="15.605cm" svg:y="1cm">
          <draw:text-box>
            <text:p>Board-Specific View</text:p>
          </draw:text-box>
        </draw:frame>
        <draw:frame draw:style-name="gr4" draw:layer="layout" svg:width="9.591cm" svg:height="0.962cm" svg:x="16cm" svg:y="8.4cm">
          <draw:text-box>
            <text:p>Board-specific instance: Class X</text:p>
          </draw:text-box>
        </draw:frame>
        <draw:custom-shape draw:style-name="gr15" draw:text-style-name="P1" xml:id="id12" draw:id="id12" draw:layer="Layout" svg:width="4.2cm" svg:height="3.2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8cm" svg:height="1.6cm" svg:x="5.2cm" svg:y="4.1cm">
          <text:p text:style-name="P2"><text:span text:style-name="T1">methodA</text:span></text:p>
          <text:p text:style-name="P2"><text:span text:style-name="T1">methodB</text:span></text:p>
          <draw:enhanced-geometry svg:viewBox="0 0 21600 21600" draw:type="rectangle" draw:enhanced-path="M 0 0 L 21600 0 21600 21600 0 21600 0 0 Z N"/>
        </draw:custom-shape>
        <draw:frame draw:style-name="gr4" draw:layer="layout" svg:width="5.857cm" svg:height="0.962cm" svg:x="3.009cm" svg:y="12.8cm">
          <draw:text-box>
            <text:p>Singleton: Class IX</text:p>
          </draw:text-box>
        </draw:frame>
        <draw:connector draw:style-name="gr7" draw:text-style-name="P1" draw:layer="layout" draw:type="lines" svg:x1="5.3cm" svg:y1="13.9cm" svg:x2="5.3cm" svg:y2="6.7cm" draw:start-shape="id11" draw:start-glue-point="0" draw:end-shape="id12" draw:end-glue-point="2" svg:d="m5300 13900v-501-6198-501" svg:viewBox="0 0 1 7201">
          <text:p/>
        </draw:connector>
        <draw:connector draw:style-name="gr8" draw:text-style-name="P1" draw:layer="layout" svg:x1="20.5cm" svg:y1="9.3cm" svg:x2="20.5cm" svg:y2="6.7cm" draw:start-shape="id13" draw:start-glue-point="0" draw:end-shape="id14" svg:d="m20500 9300v-2600" svg:viewBox="0 0 1 2601">
          <text:p/>
        </draw:connector>
        <draw:frame draw:style-name="gr4" draw:layer="layout" svg:width="7.648cm" svg:height="0.962cm" svg:x="18.1cm" svg:y="2.6cm">
          <draw:text-box>
            <text:p>Virtual Interface: Class IX</text:p>
          </draw:text-box>
        </draw:frame>
        <draw:custom-shape draw:style-name="gr15" draw:text-style-name="P1" xml:id="id14" draw:id="id14" draw:layer="Layout" svg:width="4.2cm" svg:height="3.2cm" svg:x="18.4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8cm" svg:height="1.6cm" svg:x="20.4cm" svg:y="4.1cm">
          <text:p text:style-name="P2"><text:span text:style-name="T1">methodA</text:span></text:p>
          <text:p text:style-name="P2"><text:span text:style-name="T1">methodB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9.4cm" svg:y1="18.1cm" svg:x2="20cm" svg:y2="15.7cm" draw:start-shape="id15" draw:start-glue-point="3" draw:end-shape="id9" draw:end-glue-point="3" svg:d="m19400 18100c-751 0-1051-2400 600-2400" svg:viewBox="0 0 1205 2401">
          <text:p/>
        </draw:connector>
        <draw:line draw:style-name="gr17" draw:text-style-name="P1" xml:id="id17" draw:id="id17" draw:layer="layout" svg:x1="7.4cm" svg:y1="20.4cm" svg:x2="18.4cm" svg:y2="20.4cm">
          <text:p/>
        </draw:line>
        <draw:connector draw:style-name="gr17" draw:text-style-name="P1" draw:layer="layout" draw:type="lines" draw:line-skew="0cm 0.501cm" svg:x1="5.3cm" svg:y1="19.1cm" svg:x2="7.4cm" svg:y2="20.4cm" draw:start-shape="id16" draw:start-glue-point="2" draw:end-shape="id17" draw:end-glue-point="3" svg:d="m5300 19100v501l2100 750v49" svg:viewBox="0 0 2101 1301">
          <text:p/>
        </draw:connector>
        <draw:connector draw:style-name="gr17" draw:text-style-name="P1" draw:layer="layout" draw:type="lines" svg:x1="20.5cm" svg:y1="19.1cm" svg:x2="18.4cm" svg:y2="20.4cm" draw:start-shape="id18" draw:start-glue-point="2" draw:end-shape="id17" svg:d="m20500 19100v501l-1550 799h-550" svg:viewBox="0 0 2101 1301">
          <text:p/>
        </draw:connector>
        <draw:frame draw:style-name="gr4" draw:layer="layout" svg:width="8.215cm" svg:height="0.962cm" svg:x="8.8cm" svg:y="19.5cm">
          <draw:text-box>
            <text:p>“pipe” for method execution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3-11-01T08:00:15</meta:creation-date>
    <dc:date>2014-04-30T10:50:25</dc:date>
    <dc:creator>steve price</dc:creator>
    <meta:editing-duration>PT4M58S</meta:editing-duration>
    <meta:editing-cycles>4</meta:editing-cycles>
    <meta:generator>LibreOffice/4.0.2.2$Linux_X86_64 LibreOffice_project/400m0$Build-2</meta:generator>
    <meta:document-statistic meta:object-count="78"/>
  </office:meta>
</office:document-meta>
</file>